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%= cv.name %}</text:p>
      <text:p text:style-name="P2">{%= cv.title.send(lang) %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Blin</meta:initial-creator>
    <meta:creation-date>2010-03-02T16:35:48</meta:creation-date>
    <dc:date>2010-03-02T16:42:39</dc:date>
    <dc:creator>Julien Blin</dc:creator>
    <meta:editing-duration>PT00H06M56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2" meta:word-count="6" meta:character-count="40"/>
  </office:meta>
</office:document-meta>
</file>